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4543in" svg:height="3.2299in" svg:x="0.2598in" svg:y="0.3748in">
            <draw:object draw:notify-on-update-of-ranges="Sheet1.B1:Sheet1.E1 Sheet1.A2:Sheet1.A2 Sheet1.B2:Sheet1.E2 Sheet1.A3:Sheet1.A3 Sheet1.B3:Sheet1.E3 Sheet1.A4:Sheet1.A4 Sheet1.B4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BFS</text:p>
          </table:table-cell>
          <table:table-cell office:value-type="string">
            <text:p>NQU</text:p>
          </table:table-cell>
          <table:table-cell office:value-type="string">
            <text:p>NN</text:p>
          </table:table-cell>
          <table:table-cell office:value-type="string">
            <text:p>RAY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float" office:value="0.0259">
            <text:p>0.0259</text:p>
          </table:table-cell>
          <table:table-cell office:value-type="float" office:value="3.1675">
            <text:p>3.1675</text:p>
          </table:table-cell>
          <table:table-cell office:value-type="float" office:value="1.1794">
            <text:p>1.1794</text:p>
          </table:table-cell>
          <table:table-cell office:value-type="float" office:value="0.6313">
            <text:p>0.6313</text:p>
          </table:table-cell>
        </table:table-row>
        <table:table-row table:style-name="ro1">
          <table:table-cell office:value-type="string">
            <text:p>Context-Group</text:p>
          </table:table-cell>
          <table:table-cell office:value-type="float" office:value="0.0793">
            <text:p>0.0793</text:p>
          </table:table-cell>
          <table:table-cell office:value-type="float" office:value="2.7727">
            <text:p>2.7727</text:p>
          </table:table-cell>
          <table:table-cell office:value-type="float" office:value="1.1794">
            <text:p>1.1794</text:p>
          </table:table-cell>
          <table:table-cell office:value-type="float" office:value="0.6216">
            <text:p>0.6216</text:p>
          </table:table-cell>
        </table:table-row>
        <table:table-row table:style-name="ro1">
          <table:table-cell office:value-type="string">
            <text:p>Context</text:p>
          </table:table-cell>
          <table:table-cell office:value-type="float" office:value="17.5789">
            <text:p>17.5789</text:p>
          </table:table-cell>
          <table:table-cell office:value-type="float" office:value="1.7527">
            <text:p>1.7527</text:p>
          </table:table-cell>
          <table:table-cell office:value-type="float" office:value="5.104">
            <text:p>5.104</text:p>
          </table:table-cell>
          <table:table-cell office:value-type="float" office:value="14.7672">
            <text:p>14.767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3" number:min-integer-digits="0"/>
    </number:number-style>
    <number:number-style style:name="N123">
      <number:number number:decimal-places="3" number:min-integer-digits="0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22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4:35:12</meta:creation-date>
    <dc:date>2011-12-02T22:45:06</dc:date>
    <meta:editing-duration>PT2H32M51S</meta:editing-duration>
    <meta:editing-cycles>3</meta:editing-cycles>
    <meta:generator>LibreOffice/3.4$Unix LibreOffice_project/340m1$Build-402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0"/>
    </number:number-style>
    <number:number-style style:name="N123">
      <number:number number:decimal-places="3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15cm" svg:height="8.205cm" xlink:href=".." xlink:type="simple" chart:class="chart:bar" chart:style-name="ch1">
        <chart:title svg:x="9.926cm" svg:y="0.3cm" chart:style-name="ch2">
          <text:p>Prediction Accuracy</text:p>
        </chart:title>
        <chart:legend chart:legend-position="end" svg:x="21.037cm" svg:y="3.305cm" style:legend-expansion="high" chart:style-name="ch3"/>
        <chart:plot-area chart:style-name="ch4" table:cell-range-address="Sheet1.A1:Sheet1.E4" chart:data-source-has-labels="both" svg:x="1.491cm" svg:y="1.571cm" svg:width="18.586cm" svg:height="5.489cm">
          <chartooo:coordinate-region svg:x="2.112cm" svg:y="1.77cm" svg:width="17.965cm" svg:height="4.643cm"/>
          <chart:axis chart:dimension="x" chart:name="primary-x" chart:style-name="ch5" chartooo:axis-type="auto">
            <chartooo:date-scale/>
            <chart:title svg:x="9.907cm" svg:y="7.224cm" chart:style-name="ch6">
              <text:p>Benchmark</text:p>
            </chart:title>
            <chart:categories table:cell-range-address="Sheet1.B1:Sheet1.E1"/>
          </chart:axis>
          <chart:axis chart:dimension="y" chart:name="primary-y" chart:style-name="ch7">
            <chart:title svg:x="0.451cm" svg:y="5.378cm" chart:style-name="ch8">
              <text:p>Miss Rate (%)</text:p>
            </chart:title>
            <chart:grid chart:style-name="ch9" chart:class="major"/>
          </chart:axis>
          <chart:series chart:style-name="ch10" chart:values-cell-range-address="Sheet1.B2:Sheet1.E2" chart:label-cell-address="Sheet1.A2:Sheet1.A2" chart:class="chart:bar">
            <chart:data-point chart:repeated="4"/>
          </chart:series>
          <chart:series chart:style-name="ch11" chart:values-cell-range-address="Sheet1.B3:Sheet1.E3" chart:label-cell-address="Sheet1.A3:Sheet1.A3" chart:class="chart:bar">
            <chart:data-point chart:repeated="4"/>
          </chart:series>
          <chart:series chart:style-name="ch12" chart:values-cell-range-address="Sheet1.B4:Sheet1.E4" chart:label-cell-address="Sheet1.A4:Sheet1.A4" chart:class="chart:bar"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1:Sheet1.E1</svg:desc>
                </draw:g>
              </table:table-cell>
              <table:table-cell office:value-type="string">
                <text:p>NQU</text:p>
              </table:table-cell>
              <table:table-cell office:value-type="string">
                <text:p>NN</text:p>
              </table:table-cell>
              <table:table-cell office:value-type="string">
                <text:p>RAY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heet1.A2:Sheet1.A2</svg:desc>
                </draw:g>
              </table:table-cell>
              <table:table-cell office:value-type="float" office:value="0.0259">
                <text:p>0.0259</text:p>
                <draw:g>
                  <svg:desc>Sheet1.B2:Sheet1.E2</svg:desc>
                </draw:g>
              </table:table-cell>
              <table:table-cell office:value-type="float" office:value="3.1675">
                <text:p>3.1675</text:p>
              </table:table-cell>
              <table:table-cell office:value-type="float" office:value="1.1794">
                <text:p>1.1794</text:p>
              </table:table-cell>
              <table:table-cell office:value-type="float" office:value="0.6313">
                <text:p>0.6313</text:p>
              </table:table-cell>
            </table:table-row>
            <table:table-row>
              <table:table-cell office:value-type="string">
                <text:p>Context-Group</text:p>
                <draw:g>
                  <svg:desc>Sheet1.A3:Sheet1.A3</svg:desc>
                </draw:g>
              </table:table-cell>
              <table:table-cell office:value-type="float" office:value="0.0793">
                <text:p>0.0793</text:p>
                <draw:g>
                  <svg:desc>Sheet1.B3:Sheet1.E3</svg:desc>
                </draw:g>
              </table:table-cell>
              <table:table-cell office:value-type="float" office:value="2.7727">
                <text:p>2.7727</text:p>
              </table:table-cell>
              <table:table-cell office:value-type="float" office:value="1.1794">
                <text:p>1.1794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Context</text:p>
                <draw:g>
                  <svg:desc>Sheet1.A4:Sheet1.A4</svg:desc>
                </draw:g>
              </table:table-cell>
              <table:table-cell office:value-type="float" office:value="17.5789">
                <text:p>17.5789</text:p>
                <draw:g>
                  <svg:desc>Sheet1.B4:Sheet1.E4</svg:desc>
                </draw:g>
              </table:table-cell>
              <table:table-cell office:value-type="float" office:value="1.7527">
                <text:p>1.7527</text:p>
              </table:table-cell>
              <table:table-cell office:value-type="float" office:value="5.104">
                <text:p>5.104</text:p>
              </table:table-cell>
              <table:table-cell office:value-type="float" office:value="14.7672">
                <text:p>14.7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